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ook Antiqua" svg:font-family="Book Antiqua" style:font-family-generic="roman" style:font-pitch="variable" svg:panose-1="2 4 6 2 5 3 5 3 3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</office:font-face-decls>
  <office:automatic-styles>
    <style:style style:name="TableColumn2" style:family="table-column">
      <style:table-column-properties style:column-width="5.5527in"/>
    </style:style>
    <style:style style:name="TableColumn3" style:family="table-column">
      <style:table-column-properties style:column-width="0.1472in"/>
    </style:style>
    <style:style style:name="TableColumn4" style:family="table-column">
      <style:table-column-properties style:column-width="0.1472in"/>
    </style:style>
    <style:style style:name="TableColumn5" style:family="table-column">
      <style:table-column-properties style:column-width="0.6527in"/>
    </style:style>
    <style:style style:name="Table1" style:family="table" style:master-page-name="MPF0">
      <style:table-properties style:width="6.5in" style:rel-width="104%" fo:margin-left="-0.25in" table:align="left"/>
    </style:style>
    <style:style style:name="TableRow6" style:family="table-row">
      <style:table-row-properties style:min-row-height="0.9in"/>
    </style:style>
    <style:style style:name="TableCell7" style:family="table-cell">
      <style:table-cell-properties fo:border="none" fo:background-color="#EBEBEB" style:writing-mode="lr-tb" style:vertical-align="middle" fo:padding-top="0in" fo:padding-left="0.25in" fo:padding-bottom="0in" fo:padding-right="0in"/>
    </style:style>
    <style:style style:name="P8" style:parent-style-name="Title" style:family="paragraph">
      <style:paragraph-properties fo:break-before="page"/>
    </style:style>
    <style:style style:name="TableCell33" style:family="table-cell">
      <style:table-cell-properties fo:border="none" fo:background-color="#17AE92" style:writing-mode="lr-tb" style:vertical-align="middle" fo:padding-top="0in" fo:padding-left="0in" fo:padding-bottom="0in" fo:padding-right="0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none" fo:background-color="#F7A23F" style:writing-mode="lr-tb" style:vertical-align="middle" fo:padding-top="0in" fo:padding-left="0in" fo:padding-bottom="0in" fo:padding-right="0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none" fo:background-color="#6F7E84" style:writing-mode="lr-tb" style:vertical-align="middle" fo:padding-top="0in" fo:padding-left="0in" fo:padding-bottom="0in" fo:padding-right="0in"/>
    </style:style>
    <style:style style:name="P3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header-rows>
          <table:table-row table:style-name="TableRow6">
            <table:table-cell table:style-name="TableCell7">
              <text:p text:style-name="P8">Your Name</text:p>
              <text:p text:style-name="SenderAddress">Address, City, ST ZIP Code</text:p>
              <text:p text:style-name="SenderAddress">Telephone<text:s text:c="2"/>Email</text:p>
            </table:table-cell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</table:table-row>
        </table:table-header-rows>
      </table:table>
      <text:p text:style-name="Date">Date</text:p>
      <text:p text:style-name="RecipientAddress">Recipient Name</text:p>
      <text:p text:style-name="RecipientAddress">Recipient Company Name</text:p>
      <text:p text:style-name="RecipientAddress">Recipient Address</text:p>
      <text:p text:style-name="Salutation">Dear<text:s/>Recipient Name,</text:p>
      <text:p text:style-name="Normal">To get started right away, just tap any placeholder text (such as this) and start typing to replace it with your own.</text:p>
      <text:p text:style-name="Normal">Want to insert a picture from your files or add a shape, text box, or table? You got it! On the Insert tab of the ribbon, just tap the option you need.</text:p>
      <text:p text:style-name="Normal">Find even more easy-to-use tools on the Insert tab, such as to add a hyperlink or insert a comment.</text:p>
      <text:p text:style-name="Closing">Sincerely,</text:p>
      <text:p text:style-name="Signature">Your Nam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ook Antiqua" svg:font-family="Book Antiqua" style:font-family-generic="roman" style:font-pitch="variable" svg:panose-1="2 4 6 2 5 3 5 3 3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20%" fo:background-color="transparent" style:tab-stop-distance="0.5in"/>
      <style:text-properties style:font-name="Book Antiqua" style:font-name-asian="Book Antiqu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Book Antiqua" style:font-name-asian="Times New Roman" style:font-name-complex="Times New Roman" fo:color="#0B5748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Book Antiqua" style:font-name-asian="Times New Roman" style:font-name-complex="Times New Roman" fo:color="#0B5748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Book Antiqua" style:font-name-asian="Times New Roman" style:font-name-complex="Times New Roman" fo:color="#0B564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Book Antiqua" style:font-name-asian="Times New Roman" style:font-name-complex="Times New Roman" fo:font-style="italic" style:font-style-asian="italic" style:font-style-complex="italic" fo:color="#11826C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Book Antiqua" style:font-name-asian="Times New Roman" style:font-name-complex="Times New Roman" fo:color="#11826C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Book Antiqua" style:font-name-asian="Times New Roman" style:font-name-complex="Times New Roman" fo:color="#0B564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Book Antiqua" style:font-name-asian="Times New Roman" style:font-name-complex="Times New Roman" fo:font-style="italic" style:font-style-asian="italic" style:font-style-complex="italic" fo:color="#0B5648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Book Antiqua" style:font-name-asian="Times New Roman" style:font-name-complex="Times New Roman" fo:color="#272727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Book Antiqua" style:font-name-asian="Times New Roman" style:font-name-complex="Times New Roman" fo:font-style="italic" style:font-style-asian="italic" style:font-style-complex="italic" fo:color="#272727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ooter" style:display-name="Footer" style:family="paragraph" style:parent-style-name="Normal">
      <style:paragraph-properties fo:margin-bottom="0in" fo:line-height="100%"/>
      <style:text-properties fo:hyphenate="false"/>
    </style:style>
    <style:style style:name="FooterChar" style:display-name="Footer Char" style:family="text" style:parent-style-name="DefaultParagraphFont"/>
    <style:style style:name="PlaceholderText" style:display-name="Placeholder Text" style:family="text" style:parent-style-name="DefaultParagraphFont">
      <style:text-properties fo:color="#3A3A3A"/>
    </style:style>
    <style:style style:name="Header" style:display-name="Header" style:family="paragraph" style:parent-style-name="Normal">
      <style:paragraph-properties fo:margin-bottom="0in" fo:line-height="100%"/>
      <style:text-properties fo:hyphenate="false"/>
    </style:style>
    <style:style style:name="HeaderChar" style:display-name="Header Char" style:family="text" style:parent-style-name="DefaultParagraphFont"/>
    <style:style style:name="SenderAddress" style:display-name="Sender Address" style:family="paragraph" style:parent-style-name="Normal">
      <style:paragraph-properties fo:margin-bottom="0in" fo:line-height="110%"/>
      <style:text-properties fo:hyphenate="false"/>
    </style:style>
    <style:style style:name="Date" style:display-name="Date" style:family="paragraph" style:parent-style-name="Normal" style:next-style-name="Normal">
      <style:paragraph-properties fo:margin-top="0.6944in" fo:margin-bottom="0.2777in"/>
      <style:text-properties fo:hyphenate="false"/>
    </style:style>
    <style:style style:name="DateChar" style:display-name="Date Char" style:family="text" style:parent-style-name="DefaultParagraphFont"/>
    <style:style style:name="RecipientAddress" style:display-name="Recipient Address" style:family="paragraph" style:parent-style-name="Normal">
      <style:paragraph-properties fo:margin-bottom="0.3333in"/>
      <style:text-properties fo:hyphenate="false"/>
    </style:style>
    <style:style style:name="Closing" style:display-name="Closing" style:family="paragraph" style:parent-style-name="Normal" style:next-style-name="Signature">
      <style:paragraph-properties fo:margin-top="0.4166in" fo:margin-bottom="0.5555in"/>
      <style:text-properties fo:hyphenate="false"/>
    </style:style>
    <style:style style:name="ClosingChar" style:display-name="Closing Char" style:family="text" style:parent-style-name="DefaultParagraphFont"/>
    <style:style style:name="Signature" style:display-name="Signature" style:family="paragraph" style:parent-style-name="Normal" style:next-style-name="Normal">
      <style:paragraph-properties fo:margin-bottom="0.4166in"/>
      <style:text-properties fo:hyphenate="false"/>
    </style:style>
    <style:style style:name="SignatureChar" style:display-name="Signature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style:font-size-complex="9pt"/>
    </style:style>
    <style:style style:name="Bibliography" style:display-name="Bibliography" style:family="paragraph" style:parent-style-name="Normal" style:next-style-name="Normal">
      <style:text-properties fo:hyphenate="false"/>
    </style:style>
    <style:style style:name="BlockText" style:display-name="Block Text" style:family="paragraph" style:parent-style-name="Normal">
      <style:paragraph-properties fo:border="0.0034in solid #17AE92" fo:padding="0.1388in" style:shadow="none" fo:margin-left="0.8in" fo:margin-right="0.8in">
        <style:tab-stops/>
      </style:paragraph-properties>
      <style:text-properties style:font-name-asian="Times New Roman" fo:font-style="italic" style:font-style-asian="italic" style:font-style-complex="italic" fo:color="#11826C"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/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DefaultParagraphFont"/>
    <style:style style:name="BodyText3" style:display-name="Body Text 3" style:family="paragraph" style:parent-style-name="Normal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DefaultParagraphFont">
      <style:text-properties style:font-size-complex="8pt"/>
    </style:style>
    <style:style style:name="BodyTextFirstIndent" style:display-name="Body Text First Indent" style:family="paragraph" style:parent-style-name="BodyText">
      <style:paragraph-properties fo:margin-bottom="0.1388in" fo:text-indent="0.25in"/>
      <style:text-properties fo:hyphenate="false"/>
    </style:style>
    <style:style style:name="BodyTextFirstIndentChar" style:display-name="Body Text First Indent Char" style:family="text" style:parent-style-name="BodyTextChar"/>
    <style:style style:name="BodyTextIndent" style:display-name="Body Text Indent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BodyTextIndentChar" style:display-name="Body Text Indent Char" style:family="text" style:parent-style-name="DefaultParagraphFont"/>
    <style:style style:name="BodyTextFirstIndent2" style:display-name="Body Text First Indent 2" style:family="paragraph" style:parent-style-name="BodyTextIndent">
      <style:paragraph-properties fo:margin-bottom="0.1388in" fo:text-indent="0.25in"/>
      <style:text-properties fo:hyphenate="false"/>
    </style:style>
    <style:style style:name="BodyTextFirstIndent2Char" style:display-name="Body Text First Indent 2 Char" style:family="text" style:parent-style-name="BodyTextIndentChar"/>
    <style:style style:name="BodyTextIndent2" style:display-name="Body Text Indent 2" style:family="paragraph" style:parent-style-name="Normal">
      <style:paragraph-properties fo:margin-bottom="0.0833in" fo:line-height="200%" fo:margin-left="0.25in">
        <style:tab-stops/>
      </style:paragraph-properties>
      <style:text-properties fo:hyphenate="false"/>
    </style:style>
    <style:style style:name="BodyTextIndent2Char" style:display-name="Body Text Indent 2 Char" style:family="text" style:parent-style-name="DefaultParagraphFont"/>
    <style:style style:name="BodyTextIndent3" style:display-name="Body Text Indent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DefaultParagraphFont">
      <style:text-properties style:font-size-complex="8pt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Caption" style:display-name="Caption" style:family="paragraph" style:parent-style-name="Normal" style:next-style-name="Normal">
      <style:paragraph-properties fo:line-height="100%"/>
      <style:text-properties fo:font-style="italic" style:font-style-asian="italic" style:font-style-complex="italic" fo:color="#1F2123" style:font-size-complex="9pt" fo:hyphenate="false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" style:display-name="Comment Text" style:family="paragraph" style:parent-style-name="Normal">
      <style:paragraph-properties fo:line-height="100%"/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ocumentMap" style:display-name="Document Map" style:family="paragraph" style:parent-style-name="Normal">
      <style:paragraph-properties fo:margin-bottom="0in" fo:line-height="100%"/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style:font-size-complex="8pt"/>
    </style:style>
    <style:style style:name="E-mailSignature" style:display-name="E-mail Signature" style:family="paragraph" style:parent-style-name="Normal">
      <style:paragraph-properties fo:margin-bottom="0in" fo:line-height="100%"/>
      <style:text-properties fo:hyphenate="false"/>
    </style:style>
    <style:style style:name="E-mailSignatureChar" style:display-name="E-mail Signature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EndnoteReference" style:display-name="Endnote Reference" style:family="text" style:parent-style-name="DefaultParagraphFont">
      <style:text-properties style:text-position="super 63.6%"/>
    </style:style>
    <style:style style:name="EndnoteText" style:display-name="Endnote Text" style:family="paragraph" style:parent-style-name="Normal">
      <style:paragraph-properties fo:margin-bottom="0in" fo:line-height="100%"/>
      <style:text-properties style:font-size-complex="10pt" fo:hyphenate="false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EnvelopeAddress" style:display-name="Envelope Address" style:family="paragraph" style:parent-style-name="Normal">
      <style:paragraph-properties fo:margin-bottom="0in" fo:line-height="100%" fo:margin-left="2in">
        <style:tab-stops/>
      </style:paragraph-properties>
      <style:text-properties style:font-name="Book Antiqua" style:font-name-asian="Times New Roman" style:font-name-complex="Times New Roman" fo:font-size="12pt" style:font-size-asian="12pt" style:font-size-complex="12pt" fo:hyphenate="false"/>
    </style:style>
    <style:style style:name="EnvelopeReturn" style:display-name="Envelope Return" style:family="paragraph" style:parent-style-name="Normal">
      <style:paragraph-properties fo:margin-bottom="0in" fo:line-height="100%"/>
      <style:text-properties style:font-name="Book Antiqua" style:font-name-asian="Times New Roman" style:font-name-complex="Times New Roman" style:font-size-complex="10pt" fo:hyphenate="false"/>
    </style:style>
    <style:style style:name="FollowedHyperlink" style:display-name="FollowedHyperlink" style:family="text" style:parent-style-name="DefaultParagraphFont">
      <style:text-properties fo:color="#885BA2" style:text-underline-type="single" style:text-underline-style="solid" style:text-underline-width="auto" style:text-underline-mode="continuous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FootnoteText" style:display-name="Footnote Text" style:family="paragraph" style:parent-style-name="Normal">
      <style:paragraph-properties fo:margin-bottom="0in" fo:line-height="100%"/>
      <style:text-properties style:font-size-complex="10pt" fo:hyphenate="false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eading1Char" style:display-name="Heading 1 Char" style:family="text" style:parent-style-name="DefaultParagraphFont">
      <style:text-properties style:font-name="Book Antiqua" style:font-name-asian="Times New Roman" style:font-name-complex="Times New Roman" fo:color="#0B5748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Book Antiqua" style:font-name-asian="Times New Roman" style:font-name-complex="Times New Roman" fo:color="#0B5748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Book Antiqua" style:font-name-asian="Times New Roman" style:font-name-complex="Times New Roman" fo:color="#0B5648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Book Antiqua" style:font-name-asian="Times New Roman" style:font-name-complex="Times New Roman" fo:font-style="italic" style:font-style-asian="italic" style:font-style-complex="italic" fo:color="#11826C"/>
    </style:style>
    <style:style style:name="Heading5Char" style:display-name="Heading 5 Char" style:family="text" style:parent-style-name="DefaultParagraphFont">
      <style:text-properties style:font-name="Book Antiqua" style:font-name-asian="Times New Roman" style:font-name-complex="Times New Roman" fo:color="#11826C"/>
    </style:style>
    <style:style style:name="Heading6Char" style:display-name="Heading 6 Char" style:family="text" style:parent-style-name="DefaultParagraphFont">
      <style:text-properties style:font-name="Book Antiqua" style:font-name-asian="Times New Roman" style:font-name-complex="Times New Roman" fo:color="#0B5648"/>
    </style:style>
    <style:style style:name="Heading7Char" style:display-name="Heading 7 Char" style:family="text" style:parent-style-name="DefaultParagraphFont">
      <style:text-properties style:font-name="Book Antiqua" style:font-name-asian="Times New Roman" style:font-name-complex="Times New Roman" fo:font-style="italic" style:font-style-asian="italic" style:font-style-complex="italic" fo:color="#0B5648"/>
    </style:style>
    <style:style style:name="Heading8Char" style:display-name="Heading 8 Char" style:family="text" style:parent-style-name="DefaultParagraphFont">
      <style:text-properties style:font-name="Book Antiqua" style:font-name-asian="Times New Roman" style:font-name-complex="Times New Roman" fo:color="#272727" style:font-size-complex="10.5pt"/>
    </style:style>
    <style:style style:name="Heading9Char" style:display-name="Heading 9 Char" style:family="text" style:parent-style-name="DefaultParagraphFont">
      <style:text-properties style:font-name="Book Antiqua" style:font-name-asian="Times New Roman" style:font-name-complex="Times New Roman" fo:font-style="italic" style:font-style-asian="italic" style:font-style-complex="italic" fo:color="#272727" style:font-size-complex="10.5pt"/>
    </style:style>
    <style:style style:name="HTMLAcronym" style:display-name="HTML Acronym" style:family="text" style:parent-style-name="DefaultParagraphFont"/>
    <style:style style:name="HTMLAddress" style:display-name="HTML Address" style:family="paragraph" style:parent-style-name="Normal">
      <style:paragraph-properties fo:margin-bottom="0in" fo:line-height="100%"/>
      <style:text-properties fo:font-style="italic" style:font-style-asian="italic" style:font-style-complex="italic" fo:hyphenate="false"/>
    </style:style>
    <style:style style:name="HTMLAddressChar" style:display-name="HTML Address Char" style:family="text" style:parent-style-name="DefaultParagraphFont">
      <style:text-properties fo:font-style="italic" style:font-style-asian="italic" style:font-style-complex="italic"/>
    </style:style>
    <style:style style:name="HTMLCite" style:display-name="HTML Cite" style:family="text" style:parent-style-name="DefaultParagraphFont">
      <style:text-properties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Definition" style:display-name="HTML Definition" style:family="text" style:parent-style-name="DefaultParagraphFont">
      <style:text-properties fo:font-style="italic" style:font-style-asian="italic" style:font-style-complex="italic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paragraph-properties fo:margin-bottom="0in" fo:line-height="100%"/>
      <style:text-properties style:font-name="Consolas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size-complex="10pt"/>
    </style:style>
    <style:style style:name="HTMLSample" style:display-name="HTML Sample" style:family="text" style:parent-style-name="DefaultParagraphFont">
      <style:text-properties style:font-name="Consolas" fo:font-size="12pt" style:font-size-asian="12pt" style:font-size-complex="12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HTMLVariable" style:display-name="HTML Variable" style:family="text" style:parent-style-name="DefaultParagraphFont">
      <style:text-properties fo:font-style="italic" style:font-style-asian="italic" style:font-style-complex="italic"/>
    </style:style>
    <style:style style:name="Hyperlink" style:display-name="Hyperlink" style:family="text" style:parent-style-name="DefaultParagraphFont">
      <style:text-properties fo:color="#11698B" style:text-underline-type="single" style:text-underline-style="solid" style:text-underline-width="auto" style:text-underline-mode="continuous"/>
    </style:style>
    <style:style style:name="Index1" style:display-name="Index 1" style:family="paragraph" style:parent-style-name="Normal" style:next-style-name="Normal" style:auto-update="true">
      <style:paragraph-properties fo:margin-bottom="0in" fo:line-height="100%" fo:margin-left="0.1527in" fo:text-indent="-0.1527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margin-bottom="0in" fo:line-height="100%" fo:margin-left="0.3055in" fo:text-indent="-0.1527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 style:auto-update="true">
      <style:paragraph-properties fo:margin-bottom="0in" fo:line-height="100%" fo:margin-left="0.4583in" fo:text-indent="-0.1527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 style:auto-update="true">
      <style:paragraph-properties fo:margin-bottom="0in" fo:line-height="100%" fo:margin-left="0.6111in" fo:text-indent="-0.1527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 style:auto-update="true">
      <style:paragraph-properties fo:margin-bottom="0in" fo:line-height="100%" fo:margin-left="0.7638in" fo:text-indent="-0.1527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 style:auto-update="true">
      <style:paragraph-properties fo:margin-bottom="0in" fo:line-height="100%" fo:margin-left="0.9166in" fo:text-indent="-0.1527in">
        <style:tab-stops/>
      </style:paragraph-properties>
      <style:text-properties fo:hyphenate="false"/>
    </style:style>
    <style:style style:name="Index7" style:display-name="Index 7" style:family="paragraph" style:parent-style-name="Normal" style:next-style-name="Normal" style:auto-update="true">
      <style:paragraph-properties fo:margin-bottom="0in" fo:line-height="100%" fo:margin-left="1.0694in" fo:text-indent="-0.1527in">
        <style:tab-stops/>
      </style:paragraph-properties>
      <style:text-properties fo:hyphenate="false"/>
    </style:style>
    <style:style style:name="Index8" style:display-name="Index 8" style:family="paragraph" style:parent-style-name="Normal" style:next-style-name="Normal" style:auto-update="true">
      <style:paragraph-properties fo:margin-bottom="0in" fo:line-height="100%" fo:margin-left="1.2222in" fo:text-indent="-0.1527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margin-bottom="0in" fo:line-height="100%" fo:margin-left="1.375in" fo:text-indent="-0.1527in">
        <style:tab-stops/>
      </style:paragraph-properties>
      <style:text-properties fo:hyphenate="false"/>
    </style:style>
    <style:style style:name="IndexHeading" style:display-name="Index Heading" style:family="paragraph" style:parent-style-name="Normal" style:next-style-name="Index1">
      <style:text-properties style:font-name="Book Antiqua" style:font-name-asian="Times New Roman" style:font-name-complex="Times New Roman" fo:font-weight="bold" style:font-weight-asian="bold" style:font-weight-complex="bold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11826C"/>
    </style:style>
    <style:style style:name="IntenseQuote" style:display-name="Intense Quote" style:family="paragraph" style:parent-style-name="Normal" style:next-style-name="Normal">
      <style:paragraph-properties fo:border-top="0.0069in solid #17AE92" fo:border-left="none" fo:border-bottom="0.0069in solid #17AE92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11826C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11826C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fo:color="#11826C" fo:letter-spacing="0.0034in"/>
    </style:style>
    <style:style style:name="LineNumber" style:display-name="Line Number" style:family="text" style:parent-style-name="DefaultParagraphFont"/>
    <style:style style:name="List" style:display-name="List" style:family="paragraph" style:parent-style-name="Normal">
      <style:paragraph-properties fo:margin-left="0.25in" fo:text-indent="-0.2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fo:margin-left="0.75in" fo:text-indent="-0.25in">
        <style:tab-stops/>
      </style:paragraph-properties>
      <style:text-properties fo:hyphenate="false"/>
    </style:style>
    <style:style style:name="List4" style:display-name="List 4" style:family="paragraph" style:parent-style-name="Normal">
      <style:paragraph-properties fo:margin-left="1in" fo:text-indent="-0.25in">
        <style:tab-stops/>
      </style:paragraph-properties>
      <style:text-properties fo:hyphenate="false"/>
    </style:style>
    <style:style style:name="List5" style:display-name="List 5" style:family="paragraph" style:parent-style-name="Normal">
      <style:paragraph-properties fo:margin-left="1.25in" fo:text-indent="-0.25in">
        <style:tab-stops/>
      </style:paragraph-properties>
      <style:text-properties fo:hyphenate="false"/>
    </style:style>
    <style:style style:name="ListBullet" style:display-name="List Bullet" style:family="paragraph" style:parent-style-name="Normal" style:list-style-name="LFO1">
      <style:text-properties fo:hyphenate="false"/>
    </style:style>
    <style:style style:name="ListBullet2" style:display-name="List Bullet 2" style:family="paragraph" style:parent-style-name="Normal" style:list-style-name="LFO2">
      <style:text-properties fo:hyphenate="false"/>
    </style:style>
    <style:style style:name="ListBullet3" style:display-name="List Bullet 3" style:family="paragraph" style:parent-style-name="Normal" style:list-style-name="LFO3">
      <style:text-properties fo:hyphenate="false"/>
    </style:style>
    <style:style style:name="ListBullet4" style:display-name="List Bullet 4" style:family="paragraph" style:parent-style-name="Normal" style:list-style-name="LFO4">
      <style:text-properties fo:hyphenate="false"/>
    </style:style>
    <style:style style:name="ListBullet5" style:display-name="List Bullet 5" style:family="paragraph" style:parent-style-name="Normal" style:list-style-name="LFO5">
      <style:text-properties fo:hyphenate="false"/>
    </style:style>
    <style:style style:name="ListContinue" style:display-name="List Continue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fo:margin-bottom="0.0833in" fo:margin-left="0.5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fo:margin-bottom="0.0833in" fo:margin-left="0.75in">
        <style:tab-stops/>
      </style:paragraph-properties>
      <style:text-properties fo:hyphenate="false"/>
    </style:style>
    <style:style style:name="ListContinue4" style:display-name="List Continue 4" style:family="paragraph" style:parent-style-name="Normal">
      <style:paragraph-properties fo:margin-bottom="0.0833in" fo:margin-left="1in">
        <style:tab-stops/>
      </style:paragraph-properties>
      <style:text-properties fo:hyphenate="false"/>
    </style:style>
    <style:style style:name="ListContinue5" style:display-name="List Continue 5" style:family="paragraph" style:parent-style-name="Normal">
      <style:paragraph-properties fo:margin-bottom="0.0833in" fo:margin-left="1.25in">
        <style:tab-stops/>
      </style:paragraph-properties>
      <style:text-properties fo:hyphenate="false"/>
    </style:style>
    <style:style style:name="ListNumber" style:display-name="List Number" style:family="paragraph" style:parent-style-name="Normal" style:list-style-name="LFO6">
      <style:text-properties fo:hyphenate="false"/>
    </style:style>
    <style:style style:name="ListNumber2" style:display-name="List Number 2" style:family="paragraph" style:parent-style-name="Normal" style:list-style-name="LFO7">
      <style:text-properties fo:hyphenate="false"/>
    </style:style>
    <style:style style:name="ListNumber3" style:display-name="List Number 3" style:family="paragraph" style:parent-style-name="Normal" style:list-style-name="LFO8">
      <style:text-properties fo:hyphenate="false"/>
    </style:style>
    <style:style style:name="ListNumber4" style:display-name="List Number 4" style:family="paragraph" style:parent-style-name="Normal" style:list-style-name="LFO9">
      <style:text-properties fo:hyphenate="false"/>
    </style:style>
    <style:style style:name="ListNumber5" style:display-name="List Number 5" style:family="paragraph" style:parent-style-name="Normal" style:list-style-name="LFO10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MacroText" style:display-name="Macro 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size-complex="10pt"/>
    </style:style>
    <style:style style:name="MessageHeader" style:display-name="Message Header" style:family="paragraph" style:parent-style-name="Normal">
      <style:paragraph-properties fo:border="0.0104in solid #000000" fo:padding="0.0138in" style:shadow="none" fo:margin-bottom="0in" fo:line-height="100%" fo:margin-left="0.75in" fo:text-indent="-0.75in">
        <style:tab-stops/>
      </style:paragraph-properties>
      <style:text-properties style:font-name="Book Antiqua" style:font-name-asian="Times New Roman" style:font-name-complex="Times New Roman" fo:color="#262626" fo:font-size="12pt" style:font-size-asian="12pt" style:font-size-complex="12pt" fo:hyphenate="false"/>
    </style:style>
    <style:style style:name="MessageHeaderChar" style:display-name="Message Header Char" style:family="text" style:parent-style-name="DefaultParagraphFont">
      <style:text-properties style:font-name="Book Antiqua" style:font-name-asian="Times New Roman" style:font-name-complex="Times New Roman" fo:color="#262626" fo:font-size="12pt" style:font-size-asian="12pt" style:font-size-complex="12pt" fo:background-color="transparent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style:style style:name="NormalIndent" style:display-name="Normal Inden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teHeading" style:display-name="Note Heading" style:family="paragraph" style:parent-style-name="Normal" style:next-style-name="Normal">
      <style:paragraph-properties fo:margin-bottom="0in" fo:line-height="100%"/>
      <style:text-properties fo:hyphenate="false"/>
    </style:style>
    <style:style style:name="NoteHeadingChar" style:display-name="Note Heading Char" style:family="text" style:parent-style-name="DefaultParagraphFont"/>
    <style:style style:name="PageNumber" style:display-name="Page Number" style:family="text" style:parent-style-name="DefaultParagraphFont"/>
    <style:style style:name="PlainText" style:display-name="Plain Text" style:family="paragraph" style:parent-style-name="Normal">
      <style:paragraph-properties fo:margin-bottom="0in" fo:line-height="100%"/>
      <style:text-properties style:font-name="Consolas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size-complex="10.5pt"/>
    </style:style>
    <style:style style:name="Quote" style:display-name="Quote" style:family="paragraph" style:parent-style-name="Normal" style:next-style-name="Normal">
      <style:paragraph-properties fo:text-align="center" fo:margin-top="0.1388in" fo:margin-bottom="0.1111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TableofAuthorities" style:display-name="Table of Authorities" style:family="paragraph" style:parent-style-name="Normal" style:next-style-name="Normal">
      <style:paragraph-properties fo:margin-bottom="0in" fo:margin-left="0.1527in" fo:text-indent="-0.1527in">
        <style:tab-stops/>
      </style:paragraph-properties>
      <style:text-properties fo:hyphenate="false"/>
    </style:style>
    <style:style style:name="TableofFigures" style:display-name="Table of Figures" style:family="paragraph" style:parent-style-name="Normal" style:next-style-name="Normal">
      <style:paragraph-properties fo:margin-bottom="0in"/>
      <style:text-properties fo:hyphenate="false"/>
    </style:style>
    <style:style style:name="Title" style:display-name="Title" style:family="paragraph" style:parent-style-name="Normal" style:next-style-name="Normal">
      <style:paragraph-properties fo:margin-bottom="0in" fo:line-height="90%"/>
      <style:text-properties style:font-name="Book Antiqua" style:font-name-asian="Times New Roman" style:font-name-complex="Times New Roman" fo:color="#0B5748" fo:font-size="14pt" style:font-size-asian="14pt" style:font-size-complex="28pt" fo:hyphenate="false"/>
    </style:style>
    <style:style style:name="TitleChar" style:display-name="Title Char" style:family="text" style:parent-style-name="DefaultParagraphFont">
      <style:text-properties style:font-name="Book Antiqua" style:font-name-asian="Times New Roman" style:font-name-complex="Times New Roman" fo:color="#0B5748" fo:font-size="14pt" style:font-size-asian="14pt" style:font-size-complex="28pt"/>
    </style:style>
    <style:style style:name="TOAHeading" style:display-name="TOA Heading" style:family="paragraph" style:parent-style-name="Normal" style:next-style-name="Normal">
      <style:paragraph-properties fo:margin-top="0.0833in"/>
      <style:text-properties style:font-name="Book Antiqua" style:font-name-asian="Times New Roman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Salutation" style:display-name="Salutation" style:family="paragraph" style:parent-style-name="Normal" style:next-style-name="Normal">
      <style:text-properties fo:hyphenate="false"/>
    </style:style>
    <style:style style:name="SalutationChar" style:display-name="Salutation Char" style:family="text" style:parent-style-name="DefaultParagraphFont"/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/>
    </style: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3LVL1" style:family="text">
      <style:text-properties style:font-name="Symbol"/>
    </style: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4LVL1" style:family="text">
      <style:text-properties style:font-name="Symbol"/>
    </style: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style:style style:name="WW_CharLFO5LVL1" style:family="text">
      <style:text-properties style:font-name="Symbol"/>
    </style:style>
    <text:list-style style:name="LFO5">
      <text:list-level-style-bullet text:level="1" text:style-name="WW_CharLFO5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17ae92" draw:opacity="100%" draw:stroke="solid" svg:stroke-width="0.01389in" svg:stroke-color="#0e7f6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6in" fo:margin-left="1.25in" fo:margin-bottom="0.5in" fo:margin-right="1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1in"/>
      </style:header-style>
      <style:footer-style>
        <style:header-footer-properties style:dynamic-spacing="true" fo:min-height="1.5in"/>
      </style:footer-style>
    </style:page-layout>
    <style:style style:name="TableColumn10" style:family="table-column">
      <style:table-column-properties style:column-width="0.25in"/>
    </style:style>
    <style:style style:name="TableColumn11" style:family="table-column">
      <style:table-column-properties style:column-width="5.2694in"/>
    </style:style>
    <style:style style:name="TableColumn12" style:family="table-column">
      <style:table-column-properties style:column-width="0.1402in"/>
    </style:style>
    <style:style style:name="TableColumn13" style:family="table-column">
      <style:table-column-properties style:column-width="0.1402in"/>
    </style:style>
    <style:style style:name="TableColumn14" style:family="table-column">
      <style:table-column-properties style:column-width="0.7in"/>
    </style:style>
    <style:style style:name="Table9" style:family="table">
      <style:table-properties style:width="6.5in" style:rel-width="104%" fo:margin-left="-0.25in" table:align="left"/>
    </style:style>
    <style:style style:name="TableRow15" style:family="table-row">
      <style:table-row-properties style:row-height="0.2in"/>
    </style:style>
    <style:style style:name="TableCell16" style:family="table-cell">
      <style:table-cell-properties fo:border="none" fo:background-color="#EBEBEB" style:writing-mode="lr-tb" style:vertical-align="middle" fo:padding-top="0in" fo:padding-left="0in" fo:padding-bottom="0in" fo:padding-right="0in"/>
    </style:style>
    <style:style style:name="TableCell17" style:family="table-cell">
      <style:table-cell-properties fo:border="none" fo:background-color="#EBEBEB" style:writing-mode="lr-tb" style:vertical-align="middle" fo:padding-top="0in" fo:padding-left="0in" fo:padding-bottom="0in" fo:padding-right="0in"/>
    </style:style>
    <style:style style:name="TableCell18" style:family="table-cell">
      <style:table-cell-properties fo:border="none" fo:background-color="#17AE92" style:writing-mode="lr-tb" style:vertical-align="middle" fo:padding-top="0in" fo:padding-left="0in" fo:padding-bottom="0in" fo:padding-right="0in"/>
    </style:style>
    <style:style style:name="TableCell19" style:family="table-cell">
      <style:table-cell-properties fo:border="none" fo:background-color="#F7A23F" style:writing-mode="lr-tb" style:vertical-align="middle" fo:padding-top="0in" fo:padding-left="0in" fo:padding-bottom="0in" fo:padding-right="0in"/>
    </style:style>
    <style:style style:name="TableCell20" style:family="table-cell">
      <style:table-cell-properties fo:border="none" fo:background-color="#6F7E84" style:writing-mode="lr-tb" style:vertical-align="middle" fo:padding-top="0in" fo:padding-left="0in" fo:padding-bottom="0in" fo:padding-right="0in"/>
    </style:style>
    <style:style style:name="TableColumn22" style:family="table-column">
      <style:table-column-properties style:column-width="0.2493in" style:use-optimal-column-width="false"/>
    </style:style>
    <style:style style:name="TableColumn23" style:family="table-column">
      <style:table-column-properties style:column-width="5.3013in" style:use-optimal-column-width="false"/>
    </style:style>
    <style:style style:name="TableColumn24" style:family="table-column">
      <style:table-column-properties style:column-width="0.1298in" style:use-optimal-column-width="false"/>
    </style:style>
    <style:style style:name="TableColumn25" style:family="table-column">
      <style:table-column-properties style:column-width="0.1298in" style:use-optimal-column-width="false"/>
    </style:style>
    <style:style style:name="TableColumn26" style:family="table-column">
      <style:table-column-properties style:column-width="0.6895in" style:use-optimal-column-width="false"/>
    </style:style>
    <style:style style:name="Table21" style:family="table">
      <style:table-properties style:width="6.5in" style:rel-width="104%" fo:margin-left="-0.25in" table:align="left"/>
    </style:style>
    <style:style style:name="TableRow27" style:family="table-row">
      <style:table-row-properties style:row-height="0.2in" style:use-optimal-row-height="false"/>
    </style:style>
    <style:style style:name="TableCell28" style:family="table-cell">
      <style:table-cell-properties fo:border="none" fo:background-color="#EBEBEB" style:writing-mode="lr-tb" style:vertical-align="middle" fo:padding-top="0in" fo:padding-left="0in" fo:padding-bottom="0in" fo:padding-right="0in"/>
    </style:style>
    <style:style style:name="TableCell29" style:family="table-cell">
      <style:table-cell-properties fo:border="none" fo:background-color="#EBEBEB" style:writing-mode="lr-tb" style:vertical-align="middle" fo:padding-top="0in" fo:padding-left="0in" fo:padding-bottom="0in" fo:padding-right="0in"/>
    </style:style>
    <style:style style:name="TableCell30" style:family="table-cell">
      <style:table-cell-properties fo:border="none" fo:background-color="#17AE92" style:writing-mode="lr-tb" style:vertical-align="middle" fo:padding-top="0in" fo:padding-left="0in" fo:padding-bottom="0in" fo:padding-right="0in"/>
    </style:style>
    <style:style style:name="TableCell31" style:family="table-cell">
      <style:table-cell-properties fo:border="none" fo:background-color="#F7A23F" style:writing-mode="lr-tb" style:vertical-align="middle" fo:padding-top="0in" fo:padding-left="0in" fo:padding-bottom="0in" fo:padding-right="0in"/>
    </style:style>
    <style:style style:name="TableCell32" style:family="table-cell">
      <style:table-cell-properties fo:border="none" fo:background-color="#6F7E84" style:writing-mode="lr-tb" style:vertical-align="middle" fo:padding-top="0in" fo:padding-left="0in" fo:padding-bottom="0in" fo:padding-right="0in"/>
    </style:style>
  </office:automatic-styles>
  <office:master-styles>
    <style:master-page style:name="MP0" style:page-layout-name="PL0">
      <style:footer>
        <table:table table:style-name="Table9">
          <table:table-columns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</table:table-columns>
          <table:table-row table:style-name="TableRow15">
            <table:table-cell table:style-name="TableCell16">
              <text:p text:style-name="Normal"/>
            </table:table-cell>
            <table:table-cell table:style-name="TableCell17">
              <text:p text:style-name="Normal"><text:page-number text:fixed="false">2</text:page-number></text:p>
            </table:table-cell>
            <table:table-cell table:style-name="TableCell18">
              <text:p text:style-name="Normal"/>
            </table:table-cell>
            <table:table-cell table:style-name="TableCell19">
              <text:p text:style-name="Normal"/>
            </table:table-cell>
            <table:table-cell table:style-name="TableCell20">
              <text:p text:style-name="Normal"/>
            </table:table-cell>
          </table:table-row>
        </table:table>
        <text:p text:style-name="Footer"/>
      </style:footer>
    </style:master-page>
    <style:master-page style:next-style-name="MP0" style:name="MPF0" style:page-layout-name="PL0">
      <style:footer>
        <table:table table:style-name="Table21">
          <table:table-columns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</table:table-columns>
          <table:table-row table:style-name="TableRow27">
            <table:table-cell table:style-name="TableCell28">
              <text:p text:style-name="Normal"/>
            </table:table-cell>
            <table:table-cell table:style-name="TableCell29">
              <text:p text:style-name="Normal"/>
            </table:table-cell>
            <table:table-cell table:style-name="TableCell30">
              <text:p text:style-name="Normal"/>
            </table:table-cell>
            <table:table-cell table:style-name="TableCell31">
              <text:p text:style-name="Normal"/>
            </table:table-cell>
            <table:table-cell table:style-name="TableCell32">
              <text:p text:style-name="Normal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Миша</meta:initial-creator>
    <dc:creator>Миша</dc:creator>
    <meta:creation-date>2017-03-19T12:54:00Z</meta:creation-date>
    <dc:date>2017-03-19T12:54:00Z</dc:date>
    <meta:template xlink:href="Business%20letter%20(Sales%20Stripes%20design)" xlink:type="simple"/>
    <meta:editing-cycles>2</meta:editing-cycles>
    <meta:editing-duration>PT0S</meta:editing-duration>
    <meta:user-defined meta:name="ContentTypeId">0x010100AA3F7D94069FF64A86F7DFF56D60E3BE</meta:user-defined>
    <meta:user-defined meta:name="InternalTags"/>
    <meta:user-defined meta:name="FeatureTags"/>
    <meta:user-defined meta:name="LocalizationTags"/>
    <meta:user-defined meta:name="ScenarioTags"/>
    <meta:user-defined meta:name="CampaignTags"/>
    <meta:document-statistic meta:page-count="1" meta:paragraph-count="1" meta:word-count="82" meta:character-count="554" meta:row-count="3" meta:non-whitespace-character-count="473"/>
  </office:meta>
</office:document-meta>
</file>